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3">
      <style:text-properties fo:background-color="#ffff00"/>
    </style:style>
    <style:style style:name="P13" style:family="paragraph" style:parent-style-name="Standard" style:list-style-name="L12"/>
    <style:style style:name="P14" style:family="paragraph" style:parent-style-name="Standard" style:list-style-name="L1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tClinic</text:p>
      <text:p text:style-name="P6"/>
      <text:p text:style-name="P6">Creación de perfil de usuario:</text:p>
      <text:p text:style-name="P6"/>
      <text:list xml:id="list4246505775023340821" text:style-name="L12">
        <text:list-item>
          <text:p text:style-name="P13"><text:span text:style-name="T2">Un nuevo usuario puede acceder al sistema y crear una cuenta de propietario o veterinario</text:span></text:p>
        </text:list-item>
      </text:list>
      <text:p text:style-name="Standard"><text:span text:style-name="T2"/></text:p>
      <text:p text:style-name="P6">Funcionalidades para Admin:</text:p>
      <text:p text:style-name="Standard"><text:span text:style-name="T2"/></text:p>
      <text:list xml:id="list8017759499052089788" text:style-name="L13">
        <text:list-item>
          <text:p text:style-name="P14"><text:span text:style-name="T2">Puede crear, actualizar y eliminar todas las entidades: Propietario, Veterinario, Mascota, Medicina, Evento, etc.</text:span></text:p>
        </text:list-item>
      </text:list>
      <text:p text:style-name="P6"/>
      <text:p text:style-name="P6">Funcionalidades para Propietarios:</text:p>
      <text:p text:style-name="Standard"/>
      <text:list xml:id="list117394640810465355" text:style-name="L3">
        <text:list-item>
          <text:p text:style-name="P1">Crear Propietario:</text:p>
          <text:p text:style-name="P1"/>
          <text:p text:style-name="P1">Un propietario puede registrar una cuenta de propietario. Tiene que introducir los datos básicos del propietario: nombre y correo electrónico.</text:p>
          <text:p text:style-name="P1"/>
        </text:list-item>
        <text:list-item>
          <text:p text:style-name="P1">Actualizar datos del Propietario:</text:p>
          <text:p text:style-name="P1"/>
          <text:p text:style-name="P1">Para actualizar la información de un propietario existente hay que introducir la ID del propietario y los datos actualizados, como el nombre o el correo electrónico.</text:p>
          <text:p text:style-name="P1"/>
        </text:list-item>
        <text:list-item>
          <text:p text:style-name="P1">Eliminar Propietario:</text:p>
        </text:list-item>
      </text:list>
      <text:p text:style-name="Standard"/>
      <text:list xml:id="list34284558" text:continue-numbering="true" text:style-name="L3">
        <text:list-header>
          <text:p text:style-name="P1">Un propietario puede eliminar su propia cuenta del sistema solo hay que especificar la ID del propietario.</text:p>
          <text:p text:style-name="P1"/>
        </text:list-header>
        <text:list-item>
          <text:p text:style-name="P1">Obtener Detalles del Propietario por ID:</text:p>
          <text:p text:style-name="P1"/>
          <text:p text:style-name="P1">Para obtener información detallada sobre un propietario específico, hay que introducir su ID.</text:p>
          <text:p text:style-name="P1"/>
          <text:p text:style-name="P1"/>
        </text:list-item>
        <text:list-item>
          <text:p text:style-name="P1">Obtener Mascotas de un Propietario:</text:p>
          <text:p text:style-name="P1"/>
          <text:p text:style-name="P1">Los propietarios pueden acceder a los datos de sus propias mascotas. Para acceder a todas las mascotas pertenecientes a un propietario específico hay que indtroducir la ID del propietario.</text:p>
          <text:p text:style-name="P1"/>
        </text:list-item>
        <text:list-item>
          <text:p text:style-name="P12">Crear estados de salud de una mascota</text:p>
          <text:p text:style-name="P1"/>
          <text:p text:style-name="P1">Un propietario puede crear un "estado de salud" de una mascota asignada. Tiene que introducir la fecha el nivel de gravedad y una lista con uno o varios eventos de salud (por ejemplo: {</text:p>
        </text:list-item>
      </text:list>
      <text:p text:style-name="Standard"><text:s text:c="6"/><text:tab/><text:tab/>"eventType": "Vomit",</text:p>
      <text:p text:style-name="Standard"><text:s text:c="6"/><text:tab/><text:tab/>"date": "2024-04-10",</text:p>
      <text:p text:style-name="Standard"><text:s text:c="6"/><text:tab/><text:tab/>"severityLevel": "High"</text:p>
      <text:p text:style-name="Standard"><text:s text:c="4"/><text:tab/><text:tab/>}.</text:p>
      <text:p text:style-name="Standard"/>
      <text:p text:style-name="P6">Funcionalidades para Veterinarios:</text:p>
      <text:p text:style-name="Standard"/>
      <text:list xml:id="list3768745379135170563" text:style-name="L4">
        <text:list-item>
          <text:p text:style-name="P2">Crear Veterinario:</text:p>
        </text:list-item>
      </text:list>
      <text:p text:style-name="Standard"><text:soft-page-break/></text:p>
      <text:p text:style-name="Standard"><text:tab/>Un veterinario puede crear una cuenta de Veterinario en la aplicación introduciendo los <text:tab/>datos básicos: nombre y correo electrónico.</text:p>
      <text:p text:style-name="Standard"/>
      <text:list xml:id="list34263192" text:continue-list="list34284558" text:style-name="L3">
        <text:list-item>
          <text:p text:style-name="P1">Obtener Mascotas de un Veterinario:</text:p>
          <text:p text:style-name="P1"/>
          <text:p text:style-name="P1">Los veterinarios pueden acceder a los datos de las mascotas que tienen asignadas. Para acceder a todas las mascotas asignadas a un veterinario específico hay que indtroducir la ID del veterinario.</text:p>
        </text:list-item>
      </text:list>
      <text:p text:style-name="Standard"/>
      <text:list xml:id="list34271079" text:continue-numbering="true" text:style-name="L3">
        <text:list-item>
          <text:p text:style-name="P1">Obtener Mascotas de un Propietario:</text:p>
          <text:p text:style-name="P1"/>
          <text:p text:style-name="P1">Los veterinarios pueden acceder a los datos de las mascotas de cualquier propietario. Para acceder a todas las mascotas pertenecientes a un propietario específico hay que indtroducir la ID del propietario.</text:p>
          <text:p text:style-name="P1"/>
        </text:list-item>
        <text:list-item>
          <text:p text:style-name="P12">Crear medicamentos:</text:p>
          <text:p text:style-name="P12">Un veterinario puede crear nuevos medicamentos en el sistema.</text:p>
          <text:p text:style-name="P12"/>
        </text:list-item>
        <text:list-item>
          <text:p text:style-name="P12">Eliminar medicamentos:</text:p>
          <text:p text:style-name="P12">Un veterinario puede eliminar nuevos medicamentos en el sistema.</text:p>
          <text:p text:style-name="P12"/>
        </text:list-item>
        <text:list-item>
          <text:p text:style-name="P12">Actualizar medicamentos:</text:p>
          <text:p text:style-name="P12">Un veterinario puede actualizar medicamentos existentes en el sistema.</text:p>
        </text:list-item>
      </text:list>
      <text:p text:style-name="Standard"/>
      <text:list xml:id="list6258369849362030" text:style-name="L7">
        <text:list-item>
          <text:p text:style-name="P5">Prescribir Medicamentos a una Mascota:</text:p>
        </text:list-item>
      </text:list>
      <text:p text:style-name="Standard"/>
      <text:p text:style-name="Standard"><text:tab/>Un veterinario puede prescribir medicamentos a una mascota específica en función de su <text:tab/>estado de salud actual. Existe una lista de <text:span text:style-name="T1">Eventos</text:span>, <text:span text:style-name="T1">Medicamentos</text:span> y <text:span text:style-name="T1">Dietas</text:span> predefinida en <text:tab/>el sistema, el veterinario solo tiene que elegir entre las opciones existentes.</text:p>
      <text:p text:style-name="Standard"/>
      <text:list xml:id="list2626469851995045803" text:style-name="L5">
        <text:list-item>
          <text:p text:style-name="P3">Obtener Detalles de Prescripción por ID:</text:p>
        </text:list-item>
      </text:list>
      <text:p text:style-name="Standard"/>
      <text:p text:style-name="Standard"><text:tab/>Para los detalles de una prescripción específica, nuestro sistema te permite <text:tab/>recuperarlos utilizando su ID.</text:p>
      <text:p text:style-name="Standard"/>
      <text:list xml:id="list4855187885225948384" text:style-name="L6">
        <text:list-item>
          <text:p text:style-name="P4">Eliminar Prescripción:</text:p>
        </text:list-item>
      </text:list>
      <text:p text:style-name="Standard"/>
      <text:p text:style-name="Standard"><text:tab/>Un veterinario puede eliminar prescripciones del sistema especificando la ID.</text:p>
      <text:p text:style-name="Standard"/>
      <text:p text:style-name="P6">Funcionalidades para Mascotas:</text:p>
      <text:p text:style-name="P6"/>
      <text:list xml:id="list5917033544263809833" text:style-name="L8">
        <text:list-item>
          <text:p text:style-name="P8">Crear Mascota:</text:p>
        </text:list-item>
      </text:list>
      <text:p text:style-name="Standard"/>
      <text:p text:style-name="Standard"><text:tab/>Un propietario puede registrar nuevas mascotas en su cuenta de usuario. Solo se necesita <text:tab/>proporcionar la información básica de la mascota, como nombre, fecha de nacimiento y raza.</text:p>
      <text:p text:style-name="Standard"/>
      <text:list xml:id="list1908330357543309141" text:style-name="L9">
        <text:list-item>
          <text:p text:style-name="P9">Actualizar Información de la Mascota:</text:p>
        </text:list-item>
      </text:list>
      <text:p text:style-name="Standard"/>
      <text:p text:style-name="Standard"><text:tab/>Un propietario puede actualizar la información de las masctoas que tiene asginadas, el <text:tab/>sistema permite hacerlo proporcionando la ID de la mascota y los datos actualizados, como <text:soft-page-break/><text:tab/>el nombre o la fecha de nacimiento.</text:p>
      <text:p text:style-name="Standard"/>
      <text:list xml:id="list7805584818405007146" text:style-name="L10">
        <text:list-item>
          <text:p text:style-name="P10">Eliminar Mascota:</text:p>
        </text:list-item>
      </text:list>
      <text:p text:style-name="Standard"/>
      <text:p text:style-name="Standard"><text:tab/>Un propietario puede eliminar prescripciones del sistema especificando la ID.</text:p>
      <text:p text:style-name="Standard"/>
      <text:list xml:id="list8336316978034236200" text:style-name="L11">
        <text:list-item>
          <text:p text:style-name="P11">Obtener Detalles de la Mascota por ID:</text:p>
        </text:list-item>
      </text:list>
      <text:p text:style-name="Standard"/>
      <text:p text:style-name="Standard"><text:tab/>Para los detalles de una mascota específica, nuestro sistema te permite recuperarlos <text:tab/>utilizando su ID.</text:p>
      <text:p text:style-name="Standard"/>
      <text:p text:style-name="P6">Funcionalidad: Obtener Historial de Condiciones de Salud de una Mascota</text:p>
      <text:p text:style-name="Standard"/>
      <text:p text:style-name="Standard"><text:span text:style-name="T1">Descripción</text:span>:</text:p>
      <text:p text:style-name="Standard"/>
      <text:p text:style-name="Standard">Esta funcionalidad permite a un veterinario recuperar el historial de condiciones de salud registrado para una mascota específica a lo largo del tiempo. Al utilizar este endpoint, podrás obtener una lista completa de las condiciones de salud anteriores de la mascota, lo que te proporcionará una visión detallada de su historial médico.</text:p>
      <text:p text:style-name="Standard"/>
      <text:p text:style-name="Standard"><text:span text:style-name="T1">Endpoint</text:span>: GET /pets/{petId}/healthCondition/history</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respuesta que contiene el historial completo de condiciones de salud de la mascota, incluyendo detalles como descripción, peso, y cualquier otro dato relevante.</text:p>
      <text:p text:style-name="Standard"/>
      <text:p text:style-name="P6">Funcionalidad: Seguimiento de Cambios de Peso de una Mascota</text:p>
      <text:p text:style-name="P6"/>
      <text:p text:style-name="Standard"><text:span text:style-name="T1">Descripción</text:span>:</text:p>
      <text:p text:style-name="Standard"/>
      <text:p text:style-name="Standard">Esta funcionalidad permite a un veterinario rastrear los cambios de peso registrados para una mascota específica a lo largo del tiempo. Al utilizar este endpoint, podrás obtener una lista detallada de los cambios de peso de la mascota, lo que te ayudará a monitorear su salud y bienestar de manera efectiva.</text:p>
      <text:p text:style-name="Standard"/>
      <text:p text:style-name="Standard"><text:span text:style-name="T1">Endpoint</text:span>: GET /pets/{petId}/weightChanges</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respuesta que contiene una lista de los cambios de peso registrados para la mascota, junto con la fecha y cualquier otro dato rele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3M40S</meta:editing-duration>
    <meta:editing-cycles>3</meta:editing-cycles>
    <meta:generator>OpenOffice/4.1.14$Win32 OpenOffice.org_project/4114m1$Build-9811</meta:generator>
    <dc:date>2024-04-13T14:01:15.05</dc:date>
    <meta:document-statistic meta:table-count="0" meta:image-count="0" meta:object-count="0" meta:page-count="3" meta:paragraph-count="64" meta:word-count="761" meta:character-count="5082"/>
    <dc:creator>Katia </dc:creator>
    <meta:user-defined meta:name="Info 1"/>
    <meta:user-defined meta:name="Info 2"/>
    <meta:user-defined meta:name="Info 3"/>
    <meta:user-defined meta:name="Info 4"/>
  </office:meta>
</office:document-meta>
</file>